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1862in"/>
    </style:style>
    <style:style style:name="co7" style:family="table-column">
      <style:table-column-properties fo:break-before="auto" style:column-width="1.1154in"/>
    </style:style>
    <style:style style:name="co8" style:family="table-column">
      <style:table-column-properties fo:break-before="auto" style:column-width="1.3228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1.128in"/>
    </style:style>
    <style:style style:name="co11" style:family="table-column">
      <style:table-column-properties fo:break-before="auto" style:column-width="1.3902in"/>
    </style:style>
    <style:style style:name="co12" style:family="table-column">
      <style:table-column-properties fo:break-before="auto" style:column-width="1.3472in"/>
    </style:style>
    <style:style style:name="co13" style:family="table-column">
      <style:table-column-properties fo:break-before="auto" style:column-width="0.9744in"/>
    </style:style>
    <style:style style:name="co14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2in" fo:break-before="auto" style:use-optimal-row-height="true"/>
    </style:style>
    <style:style style:name="ro6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752in">
              <dc:creator>LS</dc:creator>
              <dc:date>2018-11-20T00:00:00</dc:date>
              <text:p text:style-name="P1">BitmapText-flow.js:1475:15-17: Point</text:p>
              <text:p text:style-name="P1">BitmapText-flow.js:1475:21-31: Point</text:p>
              <text:p text:style-name="P1">BitmapText-flow.js:1475:25-29: [class: Point]</text:p>
              <text:p text:style-name="P1">BitmapText-flow.js:1476:15-19: Array&lt;{charCode: , line: number, position: Point, texture: }&gt;</text:p>
              <text:p text:style-name="P1">BitmapText-flow.js:1476:23-24: Array&lt;{charCode: , line: number, position: Point, texture: }&gt;</text:p>
              <text:p text:style-name="P1">BitmapText-flow.js:1503:17-19: Point</text:p>
              <text:p text:style-name="P1">BitmapText-flow.js:1504:17-19: Point</text:p>
              <text:p text:style-name="P1">BitmapText-flow.js:1509:58-60: Point</text:p>
              <text:p text:style-name="P1">BitmapText-flow.js:1511:35-39: Array&lt;{charCode: , line: number, position: Point, texture: }&gt;</text:p>
              <text:p text:style-name="P1">BitmapText-flow.js:1519:17-19: Point</text:p>
              <text:p text:style-name="P1">BitmapText-flow.js:1520:17-19: Point</text:p>
              <text:p text:style-name="P1">BitmapText-flow.js:1534:17-19: Point</text:p>
              <text:p text:style-name="P1">BitmapText-flow.js:1537:13-17: Array&lt;{charCode: , line: number, position: Point, texture: }&gt;</text:p>
              <text:p text:style-name="P1">BitmapText-flow.js:1537:24,1542:13: {charCode: , line: number, position: Point, texture: }</text:p>
              <text:p text:style-name="P1">BitmapText-flow.js:1541:27-87: Point</text:p>
              <text:p text:style-name="P1">BitmapText-flow.js:1541:31-35: [class: Point]</text:p>
              <text:p text:style-name="P1">BitmapText-flow.js:1541:37-39: Point</text:p>
              <text:p text:style-name="P1">BitmapText-flow.js:1541:63-65: Point</text:p>
              <text:p text:style-name="P1">BitmapText-flow.js:1543:29-31: Point</text:p>
              <text:p text:style-name="P1">BitmapText-flow.js:1544:13-15: Point</text:p>
              <text:p text:style-name="P1">BitmapText-flow.js:1570:26-30: Array&lt;{charCode: , line: number, position: Point, texture: }&gt;</text:p>
              <text:p text:style-name="P1">BitmapText-flow.js:1579:29-33: Array&lt;{charCode: , line: number, position: Point, texture: }&gt;</text:p>
              <text:p text:style-name="P1">BitmapText-flow.js:1579:29-36: {charCode: , line: number, position: Point, texture: }</text:p>
              <text:p text:style-name="P1">BitmapText-flow.js:1583:32-36: Array&lt;{charCode: , line: number, position: Point, texture: }&gt;</text:p>
              <text:p text:style-name="P1">BitmapText-flow.js:1583:32-39: {charCode: , line: number, position: Point, texture: }</text:p>
              <text:p text:style-name="P1">BitmapText-flow.js:1587:29-33: Array&lt;{charCode: , line: number, position: Point, texture: }&gt;</text:p>
              <text:p text:style-name="P1">BitmapText-flow.js:1587:29-36: {charCode: , line: number, position: Point, texture: }</text:p>
              <text:p text:style-name="P1">BitmapText-flow.js:1587:29-45: Point</text:p>
              <text:p text:style-name="P1">BitmapText-flow.js:1587:68-72: Array&lt;{charCode: , line: number, position: Point, texture: }&gt;</text:p>
              <text:p text:style-name="P1">BitmapText-flow.js:1587:68-75: {charCode: , line: number, position: Point, texture: }</text:p>
              <text:p text:style-name="P1">BitmapText-flow.js:1588:28-32: Array&lt;{charCode: , line: number, position: Point, texture: }&gt;</text:p>
              <text:p text:style-name="P1">BitmapText-flow.js:1588:28-35: {charCode: , line: number, position: Point, texture: }</text:p>
              <text:p text:style-name="P1">BitmapText-flow.js:1588:28-44: Point</text:p>
              <text:p text:style-name="P1">BitmapText-flow.js:1605:28-30: Point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362in">
              <dc:creator>LS</dc:creator>
              <dc:date>2018-11-20T00:00:00</dc:date>
              <text:p text:style-name="P1">BitmapText-flow.js:1583:17-48: Sprite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358in">
              <dc:creator>LS</dc:creator>
              <dc:date>2018-11-20T00:00:00</dc:date>
              <text:p text:style-name="P1">BitmapText-flow.js:1575:17: Sprite</text:p>
              <text:p text:style-name="P1">BitmapText-flow.js:1583:21-48: Sprite</text:p>
              <text:p text:style-name="P1">BitmapText-flow.js:1583:25-30: [class: Sprite]</text:p>
              <text:p text:style-name="P1">BitmapText-flow.js:1584:35: Sprite</text:p>
              <text:p text:style-name="P1">BitmapText-flow.js:1587:13: Sprite</text:p>
              <text:p text:style-name="P1">BitmapText-flow.js:1588:13: Sprite</text:p>
              <text:p text:style-name="P1">BitmapText-flow.js:1589:13: Sprite</text:p>
              <text:p text:style-name="P1">BitmapText-flow.js:1589:25: Sprite</text:p>
              <text:p text:style-name="P1">BitmapText-flow.js:1590:13: Sprite</text:p>
              <text:p text:style-name="P1">BitmapText-flow.js:1592:18: Sprite</text:p>
              <text:p text:style-name="P1">BitmapText-flow.js:1594:17-32: Container | Sprite | Text</text:p>
              <text:p text:style-name="P1">BitmapText-flow.js:1594:31: Sprite</text:p>
            </office:annotation>
            <text:p>12</text:p>
          </table:table-cell>
        </table:table-row>
        <table:table-row table:style-name="ro5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965in">
              <dc:creator>LS</dc:creator>
              <dc:date>2018-11-20T00:00:00</dc:date>
              <text:p text:style-name="P1">BitmapText-flow.js:1454:9-84: ObservablePoint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965in">
              <dc:creator>LS</dc:creator>
              <dc:date>2018-11-20T00:00:00</dc:date>
              <text:p text:style-name="P1">BitmapText-flow.js:1454:24-84: ObservablePoint</text:p>
              <text:p text:style-name="P1">BitmapText-flow.js:1454:28-42: [class: ObservablePoint]</text:p>
            </office:annotation>
            <text:p>2</text:p>
          </table:table-cell>
        </table:table-row>
        <table:table-row table:style-name="ro5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8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CanvasGraphicsRenderer" table:style-name="ta1" table:print="false">
        <table:table-column table:style-name="co6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in" draw:caption-point-x="-0.2402in" draw:caption-point-y="0.1752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>
          <table:table-cell table:number-columns-repeated="3"/>
        </table:table-row>
      </table:table>
      <table:table table:name="CanvasRenderer" table:style-name="ta1" table:print="false">
        <table:table-column table:style-name="co7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9" draw:text-style-name="P1" svg:width="1.1413in" svg:height="0.8567in" svg:x="2.2362in" svg:y="0in" draw:caption-point-x="-0.2402in" draw:caption-point-y="0.1701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in" draw:caption-point-x="-0.2402in" draw:caption-point-y="0.3362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2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1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2" draw:text-style-name="P1" svg:width="1.1413in" svg:height="4.1224in" svg:x="3.7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2" draw:text-style-name="P1" svg:width="1.1413in" svg:height="4.1224in" svg:x="3.7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5" draw:text-style-name="P1" svg:width="1.1413in" svg:height="0.5457in" svg:x="2.28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11" draw:text-style-name="P1" svg:width="1.1413in" svg:height="1.1677in" svg:x="3.7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118in" draw:caption-point-x="-0.2402in" draw:caption-point-y="0.5953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3" draw:text-style-name="P1" svg:width="1.1413in" svg:height="6.1441in" svg:x="3.711in" svg:y="0.1122in" draw:caption-point-x="-0.2402in" draw:caption-point-y="0.5949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3">
          <table:table-cell table:style-name="ce10" office:value-type="string">
            <text:p>EventEmitter</text:p>
          </table:table-cell>
          <table:table-cell table:style-name="ce9">
            <office:annotation draw:style-name="gr5" draw:text-style-name="P1" svg:width="1.1413in" svg:height="0.5457in" svg:x="2.2811in" svg:y="0.287in" draw:caption-point-x="-0.2402in" draw:caption-point-y="0.5957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1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4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5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5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16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8" table:default-cell-style-name="ce2"/>
        <table:table-column table:style-name="co2" table:number-columns-repeated="2" table:default-cell-style-name="ce9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17" draw:text-style-name="P1" svg:width="1.1413in" svg:height="5.0555in" svg:x="3.3319in" svg:y="0.0154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3">
          <table:table-cell office:value-type="string">
            <text:p>Texture</text:p>
          </table:table-cell>
          <table:table-cell office:value-type="float" office:value="1">
            <office:annotation draw:style-name="gr5" draw:text-style-name="P1" svg:width="1.1413in" svg:height="0.5457in" svg:x="2.4429in" svg:y="0.0201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18" draw:text-style-name="P1" svg:width="1.1413in" svg:height="4.589in" svg:x="3.3319in" svg:y="0.0201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25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19" draw:text-style-name="P1" svg:width="1.1413in" svg:height="2.5673in" svg:x="3.3319in" svg:y="0.025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5" draw:text-style-name="P1" svg:width="1.1413in" svg:height="0.5457in" svg:x="2.442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0" draw:text-style-name="P1" svg:width="1.1413in" svg:height="3.5004in" svg:x="3.331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1" draw:text-style-name="P1" svg:width="1.1413in" svg:height="3.0339in" svg:x="3.3319in" svg:y="0.2874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16" draw:text-style-name="P1" svg:width="1.1413in" svg:height="2.4118in" svg:x="3.3319in" svg:y="0.463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3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22" draw:text-style-name="P1" svg:width="1.1413in" svg:height="3.3449in" svg:x="3.3319in" svg:y="0.639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23" draw:text-style-name="P1" svg:width="1.1413in" svg:height="3.8114in" svg:x="3.3319in" svg:y="0.8146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Ellipse</text:p>
          </table:table-cell>
          <table:table-cell/>
          <table:table-cell office:value-type="float" office:value="4">
            <office:annotation draw:style-name="gr22" draw:text-style-name="P1" svg:width="1.1413in" svg:height="3.3449in" svg:x="3.3319in" svg:y="0.9906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4" draw:text-style-name="P1" svg:width="1.1413in" svg:height="10.3429in" svg:x="3.3319in" svg:y="1.1661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3417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Bounds</text:p>
          </table:table-cell>
          <table:table-cell office:value-type="float" office:value="1">
            <office:annotation draw:style-name="gr5" draw:text-style-name="P1" svg:width="1.1413in" svg:height="0.5457in" svg:x="2.442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11" draw:text-style-name="P1" svg:width="1.1413in" svg:height="1.1677in" svg:x="3.331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5" draw:text-style-name="P1" svg:width="1.1413in" svg:height="5.211in" svg:x="3.3319in" svg:y="1.6937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3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3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3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3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9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9" draw:text-style-name="P1" svg:width="1.1413in" svg:height="0.8567in" svg:x="3.4512in" svg:y="0in" draw:caption-point-x="-0.2402in" draw:caption-point-y="0.1646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6" draw:text-style-name="P1" svg:width="1.1413in" svg:height="1.9453in" svg:x="3.4512in" svg:y="0in" draw:caption-point-x="-0.2402in" draw:caption-point-y="0.3252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6" draw:text-style-name="P1" svg:width="1.1413in" svg:height="1.9453in" svg:x="3.711in" svg:y="0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MaskManag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27" draw:text-style-name="P1" svg:width="1.1413in" svg:height="7.3882in" svg:x="3.1378in" svg:y="0.0035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28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5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11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8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11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29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5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30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1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5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5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31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22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5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32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12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33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34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5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5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36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7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5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8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6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38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14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11/20/2018</text:date>, <text:time>14:3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1-20T14:33:23</dc:date>
    <dc:creator>Leonardo Silva</dc:creator>
    <meta:editing-duration>P2DT9H33M5S</meta:editing-duration>
    <meta:editing-cycles>170</meta:editing-cycles>
    <meta:generator>OpenOffice/4.1.5$Unix OpenOffice.org_project/415m1$Build-9789</meta:generator>
    <meta:document-statistic meta:table-count="48" meta:cell-count="668" meta:object-count="0"/>
  </office:meta>
</office:document-meta>
</file>